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2"/>
    <style:style style:name="ce5" style:family="table-cell" style:parent-style-name="Default" style:data-style-name="N14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adeon_8670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shore.pgm</text:p>
          </table:table-cell>
          <table:table-cell table:style-name="ce1"/>
          <table:table-cell table:style-name="ce2"/>
          <table:table-cell office:value-type="string" table:style-name="ce1">
            <text:p>Radeon 8670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ls</text:p>
          </table:table-cell>
          <table:table-cell office:value-type="float" office:value="384" table:style-name="ce1">
            <text:p>384</text:p>
          </table:table-cell>
          <table:table-cell table:style-name="ce2"/>
          <table:table-cell office:value-type="string" table:style-name="ce3">
            <text:p>Max Bw, Mbytes/s</text:p>
          </table:table-cell>
          <table:table-cell office:value-type="float" office:value="14400" table:style-name="ce3">
            <text:p>14 4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ws</text:p>
          </table:table-cell>
          <table:table-cell office:value-type="float" office:value="512" table:style-name="ce1">
            <text:p>512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els</text:p>
          </table:table-cell>
          <table:table-cell office:value-type="float" office:value="196608" table:formula="of:=[.B2]*[.B3]" table:style-name="ce1">
            <text:p>196608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el_size</text:p>
          </table:table-cell>
          <table:table-cell office:value-type="float" office:value="1" table:style-name="ce1">
            <text:p>1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196608" table:formula="of:=[.B4]*[.B5]" table:style-name="ce1">
            <text:p>196608</text:p>
          </table:table-cell>
          <table:table-cell table:style-name="ce2"/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kernel</text:p>
          </table:table-cell>
          <table:table-cell office:value-type="string" table:style-name="ce1">
            <text:p>time, 1^e-6 s</text:p>
          </table:table-cell>
          <table:table-cell office:value-type="string" table:style-name="ce2">
            <text:p>BW, Mbytes/s (R+W)</text:p>
          </table:table-cell>
          <table:table-cell office:value-type="string" table:style-name="ce1">
            <text:p>Bw, % of pea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impleCopy</text:p>
          </table:table-cell>
          <table:table-cell office:value-type="float" office:value="39.25" table:style-name="ce4">
            <text:p>39,25</text:p>
          </table:table-cell>
          <table:table-cell office:value-type="float" office:value="10018.24203821656" table:formula="of:=[.B6]*2/[.B10]" table:style-name="ce2">
            <text:p>10 018,24</text:p>
          </table:table-cell>
          <table:table-cell office:value-type="percentage" office:value="0.69571125265392775" table:formula="of:=[.C10]/[.E2]" table:style-name="ce5">
            <text:p>69,57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Row2</text:p>
          </table:table-cell>
          <table:table-cell office:value-type="float" office:value="34.659999999999997" table:style-name="ce4">
            <text:p>34,66</text:p>
          </table:table-cell>
          <table:table-cell office:value-type="float" office:value="11344.950952106175" table:formula="of:=[.B6]*2/[.B11]" table:style-name="ce2">
            <text:p>11 344,95</text:p>
          </table:table-cell>
          <table:table-cell office:value-type="percentage" office:value="0.78784381611848442" table:formula="of:=[.C11]/[.E2]" table:style-name="ce5">
            <text:p>78,78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Row4</text:p>
          </table:table-cell>
          <table:table-cell office:value-type="float" office:value="33.03" table:style-name="ce4">
            <text:p>33,03</text:p>
          </table:table-cell>
          <table:table-cell office:value-type="float" office:value="11904.813805631244" table:formula="of:=[.B6]*2/[.B12]" table:style-name="ce2">
            <text:p>11 904,81</text:p>
          </table:table-cell>
          <table:table-cell office:value-type="percentage" office:value="0.82672318094661412" table:formula="of:=[.C12]/[.E2]" table:style-name="ce5">
            <text:p>82,67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Row8</text:p>
          </table:table-cell>
          <table:table-cell office:value-type="float" office:value="41.33" table:style-name="ce4">
            <text:p>41,33</text:p>
          </table:table-cell>
          <table:table-cell office:value-type="float" office:value="9514.0575852891361" table:formula="of:=[.B6]*2/[.B13]" table:style-name="ce2">
            <text:p>9 514,06</text:p>
          </table:table-cell>
          <table:table-cell office:value-type="percentage" office:value="0.66069844342285666" table:formula="of:=[.C13]/[.E2]" table:style-name="ce5">
            <text:p>66,07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Row16</text:p>
          </table:table-cell>
          <table:table-cell office:value-type="float" office:value="74.22" table:style-name="ce4">
            <text:p>74,22</text:p>
          </table:table-cell>
          <table:table-cell office:value-type="float" office:value="5297.9789814066289" table:formula="of:=[.B6]*2/[.B14]" table:style-name="ce2">
            <text:p>5 297,98</text:p>
          </table:table-cell>
          <table:table-cell office:value-type="percentage" office:value="0.36791520704212699" table:formula="of:=[.C14]/[.E2]" table:style-name="ce5">
            <text:p>36,79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Col2</text:p>
          </table:table-cell>
          <table:table-cell office:value-type="float" office:value="33.770000000000003" table:style-name="ce4">
            <text:p>33,77</text:p>
          </table:table-cell>
          <table:table-cell office:value-type="float" office:value="11643.944329286347" table:formula="of:=[.B6]*2/[.B15]" table:style-name="ce2">
            <text:p>11 643,94</text:p>
          </table:table-cell>
          <table:table-cell office:value-type="percentage" office:value="0.80860724508932968" table:formula="of:=[.C15]/[.E2]" table:style-name="ce5">
            <text:p>80,86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Col4</text:p>
          </table:table-cell>
          <table:table-cell office:value-type="float" office:value="34.81" table:style-name="ce4">
            <text:p>34,81</text:p>
          </table:table-cell>
          <table:table-cell office:value-type="float" office:value="11296.064349324906" table:formula="of:=[.B6]*2/[.B16]" table:style-name="ce2">
            <text:p>11 296,06</text:p>
          </table:table-cell>
          <table:table-cell office:value-type="percentage" office:value="0.78444891314756293" table:formula="of:=[.C16]/[.E2]" table:style-name="ce5">
            <text:p>78,44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adCol8</text:p>
          </table:table-cell>
          <table:table-cell office:value-type="float" office:value="34.659999999999997" table:style-name="ce4">
            <text:p>34,66</text:p>
          </table:table-cell>
          <table:table-cell office:value-type="float" office:value="11344.950952106175" table:formula="of:=[.B6]*2/[.B17]" table:style-name="ce2">
            <text:p>11 344,95</text:p>
          </table:table-cell>
          <table:table-cell office:value-type="percentage" office:value="0.78784381611848442" table:formula="of:=[.C17]/[.E2]" table:style-name="ce5">
            <text:p>78,78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Col16</text:p>
          </table:table-cell>
          <table:table-cell office:value-type="float" office:value="33.03" table:style-name="ce4">
            <text:p>33,03</text:p>
          </table:table-cell>
          <table:table-cell office:value-type="float" office:value="11904.813805631244" table:formula="of:=[.B6]*2/[.B18]" table:style-name="ce2">
            <text:p>11 904,81</text:p>
          </table:table-cell>
          <table:table-cell office:value-type="percentage" office:value="0.82672318094661412" table:formula="of:=[.C18]/[.E2]" table:style-name="ce5">
            <text:p>82,67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Row2x2</text:p>
          </table:table-cell>
          <table:table-cell office:value-type="float" office:value="34.22" table:style-name="ce4">
            <text:p>34,22</text:p>
          </table:table-cell>
          <table:table-cell office:value-type="float" office:value="11490.824079485681" table:formula="of:=[.B6]*2/[.B19]" table:style-name="ce2">
            <text:p>11 490,82</text:p>
          </table:table-cell>
          <table:table-cell office:value-type="percentage" office:value="0.7979738944087279" table:formula="of:=[.C19]/[.E2]" table:style-name="ce5">
            <text:p>79,80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Row4x4</text:p>
          </table:table-cell>
          <table:table-cell office:value-type="float" office:value="37.03" table:style-name="ce4">
            <text:p>37,03</text:p>
          </table:table-cell>
          <table:table-cell office:value-type="float" office:value="10618.849581420469" table:formula="of:=[.B6]*2/[.B20]" table:style-name="ce2">
            <text:p>10 618,85</text:p>
          </table:table-cell>
          <table:table-cell office:value-type="percentage" office:value="0.73742010982086592" table:formula="of:=[.C20]/[.E2]" table:style-name="ce5">
            <text:p>73,74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Row8x8</text:p>
          </table:table-cell>
          <table:table-cell office:value-type="float" office:value="48.44" table:style-name="ce4">
            <text:p>48,44</text:p>
          </table:table-cell>
          <table:table-cell office:value-type="float" office:value="8117.5887696118916" table:formula="of:=[.B6]*2/[.B21]" table:style-name="ce2">
            <text:p>8 117,59</text:p>
          </table:table-cell>
          <table:table-cell office:value-type="percentage" office:value="0.56372144233415911" table:formula="of:=[.C21]/[.E2]" table:style-name="ce5">
            <text:p>56,37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Row16x16</text:p>
          </table:table-cell>
          <table:table-cell office:value-type="float" office:value="101.63" table:style-name="ce4">
            <text:p>101,63</text:p>
          </table:table-cell>
          <table:table-cell office:value-type="float" office:value="3869.0937715241566" table:formula="of:=[.B6]*2/[.B22]" table:style-name="ce2">
            <text:p>3 869,09</text:p>
          </table:table-cell>
          <table:table-cell office:value-type="percentage" office:value="0.26868706746695531" table:formula="of:=[.C22]/[.E2]" table:style-name="ce5">
            <text:p>26,87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Col2x2</text:p>
          </table:table-cell>
          <table:table-cell office:value-type="float" office:value="33.33" table:style-name="ce4">
            <text:p>33,33</text:p>
          </table:table-cell>
          <table:table-cell office:value-type="float" office:value="11797.659765976598" table:formula="of:=[.B6]*2/[.B23]" table:style-name="ce2">
            <text:p>11 797,66</text:p>
          </table:table-cell>
          <table:table-cell office:value-type="percentage" office:value="0.81928192819281931" table:formula="of:=[.C23]/[.E2]" table:style-name="ce5">
            <text:p>81,93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Col4x4</text:p>
          </table:table-cell>
          <table:table-cell office:value-type="float" office:value="35.25" table:style-name="ce4">
            <text:p>35,25</text:p>
          </table:table-cell>
          <table:table-cell office:value-type="float" office:value="11155.063829787234" table:formula="of:=[.B6]*2/[.B24]" table:style-name="ce2">
            <text:p>11 155,06</text:p>
          </table:table-cell>
          <table:table-cell office:value-type="percentage" office:value="0.77465721040189128" table:formula="of:=[.C24]/[.E2]" table:style-name="ce5">
            <text:p>77,47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Col8x8</text:p>
          </table:table-cell>
          <table:table-cell office:value-type="float" office:value="55.7" table:style-name="ce4">
            <text:p>55,70</text:p>
          </table:table-cell>
          <table:table-cell office:value-type="float" office:value="7059.533213644524" table:formula="of:=[.B6]*2/[.B25]" table:style-name="ce2">
            <text:p>7 059,53</text:p>
          </table:table-cell>
          <table:table-cell office:value-type="percentage" office:value="0.49024536205864749" table:formula="of:=[.C25]/[.E2]" table:style-name="ce5">
            <text:p>49,02%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Col16x16</text:p>
          </table:table-cell>
          <table:table-cell office:value-type="float" office:value="88.44" table:style-name="ce4">
            <text:p>88,44</text:p>
          </table:table-cell>
          <table:table-cell office:value-type="float" office:value="4446.1329715061056" table:formula="of:=[.B6]*2/[.B26]" table:style-name="ce2">
            <text:p>4 446,13</text:p>
          </table:table-cell>
          <table:table-cell office:value-type="percentage" office:value="0.30875923413236844" table:formula="of:=[.C26]/[.E2]" table:style-name="ce5">
            <text:p>30,88%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  <table:table table:name="Radeon_7760D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shore.pgm</text:p>
          </table:table-cell>
          <table:table-cell table:style-name="ce1"/>
          <table:table-cell table:style-name="ce2"/>
          <table:table-cell office:value-type="string" table:style-name="ce1">
            <text:p>Radeon 7660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ls</text:p>
          </table:table-cell>
          <table:table-cell office:value-type="float" office:value="384" table:style-name="ce1">
            <text:p>384</text:p>
          </table:table-cell>
          <table:table-cell table:style-name="ce2"/>
          <table:table-cell office:value-type="string" table:style-name="ce3">
            <text:p>Max Bw, Mbytes/s</text:p>
          </table:table-cell>
          <table:table-cell office:value-type="float" office:value="21300" table:style-name="ce3">
            <text:p>21 3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ws</text:p>
          </table:table-cell>
          <table:table-cell office:value-type="float" office:value="512" table:style-name="ce1">
            <text:p>512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els</text:p>
          </table:table-cell>
          <table:table-cell office:value-type="float" office:value="196608" table:formula="of:=[.B2]*[.B3]" table:style-name="ce1">
            <text:p>196608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el_size</text:p>
          </table:table-cell>
          <table:table-cell office:value-type="float" office:value="1" table:style-name="ce1">
            <text:p>1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float" office:value="196608" table:formula="of:=[.B4]*[.B5]" table:style-name="ce1">
            <text:p>196608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AD_WRITE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string" table:style-name="ce1">
            <text:p>ALLOC_HOST_PT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ernel</text:p>
          </table:table-cell>
          <table:table-cell office:value-type="string" table:style-name="ce1">
            <text:p>time, 1^e-6 s</text:p>
          </table:table-cell>
          <table:table-cell office:value-type="string" table:style-name="ce2">
            <text:p>BW, Mbytes/s (R+W)</text:p>
          </table:table-cell>
          <table:table-cell office:value-type="string" table:style-name="ce1">
            <text:p>Bw, % of peak</text:p>
          </table:table-cell>
          <table:table-cell table:style-name="ce1"/>
          <table:table-cell office:value-type="string" table:style-name="ce1">
            <text:p>time, 1^e-6 s</text:p>
          </table:table-cell>
          <table:table-cell office:value-type="string" table:style-name="ce2">
            <text:p>BW, Mbytes/s (R+W)</text:p>
          </table:table-cell>
          <table:table-cell office:value-type="string" table:style-name="ce1">
            <text:p>Bw, % of pea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mpleCopy</text:p>
          </table:table-cell>
          <table:table-cell office:value-type="float" office:value="86.81" table:style-name="ce4">
            <text:p>86,81</text:p>
          </table:table-cell>
          <table:table-cell office:value-type="float" office:value="4529.6164036401333" table:formula="of:=[.B6]*2/[.B10]" table:style-name="ce2">
            <text:p>4 529,62</text:p>
          </table:table-cell>
          <table:table-cell office:value-type="percentage" office:value="0.21265804711925509" table:formula="of:=[.C10]/[.E2]" table:style-name="ce5">
            <text:p>21,27%</text:p>
          </table:table-cell>
          <table:table-cell table:style-name="ce1"/>
          <table:table-cell office:value-type="float" office:value="87.11" table:style-name="ce1">
            <text:p>87,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Row2</text:p>
          </table:table-cell>
          <table:table-cell office:value-type="float" office:value="46.52" table:style-name="ce4">
            <text:p>46,52</text:p>
          </table:table-cell>
          <table:table-cell office:value-type="float" office:value="8452.62252794497" table:formula="of:=[.B6]*2/[.B11]" table:style-name="ce2">
            <text:p>8 452,62</text:p>
          </table:table-cell>
          <table:table-cell office:value-type="percentage" office:value="0.39683673840117228" table:formula="of:=[.C11]/[.E2]" table:style-name="ce5">
            <text:p>39,68%</text:p>
          </table:table-cell>
          <table:table-cell table:style-name="ce1"/>
          <table:table-cell office:value-type="float" office:value="87.73" table:style-name="ce1">
            <text:p>87,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Row4</text:p>
          </table:table-cell>
          <table:table-cell office:value-type="float" office:value="27.22" table:style-name="ce4">
            <text:p>27,22</text:p>
          </table:table-cell>
          <table:table-cell office:value-type="float" office:value="14445.848640705364" table:formula="of:=[.B6]*2/[.B12]" table:style-name="ce2">
            <text:p>14 445,85</text:p>
          </table:table-cell>
          <table:table-cell office:value-type="percentage" office:value="0.67820885637114381" table:formula="of:=[.C12]/[.E2]" table:style-name="ce5">
            <text:p>67,82%</text:p>
          </table:table-cell>
          <table:table-cell table:style-name="ce1"/>
          <table:table-cell office:value-type="float" office:value="76.81" table:style-name="ce1">
            <text:p>76,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Row8</text:p>
          </table:table-cell>
          <table:table-cell office:value-type="float" office:value="47.09" table:style-name="ce4">
            <text:p>47,09</text:p>
          </table:table-cell>
          <table:table-cell office:value-type="float" office:value="8350.3079210023352" table:formula="of:=[.B6]*2/[.B13]" table:style-name="ce2">
            <text:p>8 350,31</text:p>
          </table:table-cell>
          <table:table-cell office:value-type="percentage" office:value="0.39203323572780918" table:formula="of:=[.C13]/[.E2]" table:style-name="ce5">
            <text:p>39,20%</text:p>
          </table:table-cell>
          <table:table-cell table:style-name="ce1"/>
          <table:table-cell office:value-type="float" office:value="928.51" table:style-name="ce1">
            <text:p>928,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Row16</text:p>
          </table:table-cell>
          <table:table-cell office:value-type="float" office:value="63.67" table:style-name="ce4">
            <text:p>63,67</text:p>
          </table:table-cell>
          <table:table-cell office:value-type="float" office:value="6175.8441966389191" table:formula="of:=[.B6]*2/[.B14]" table:style-name="ce2">
            <text:p>6 175,84</text:p>
          </table:table-cell>
          <table:table-cell office:value-type="percentage" office:value="0.28994573693140463" table:formula="of:=[.C14]/[.E2]" table:style-name="ce5">
            <text:p>28,99%</text:p>
          </table:table-cell>
          <table:table-cell table:style-name="ce1"/>
          <table:table-cell office:value-type="float" office:value="1668.69" table:style-name="ce1">
            <text:p>1668,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Col2</text:p>
          </table:table-cell>
          <table:table-cell office:value-type="float" office:value="111.61" table:style-name="ce4">
            <text:p>111,61</text:p>
          </table:table-cell>
          <table:table-cell office:value-type="float" office:value="3523.1251679956995" table:formula="of:=[.B6]*2/[.B15]" table:style-name="ce2">
            <text:p>3 523,13</text:p>
          </table:table-cell>
          <table:table-cell office:value-type="percentage" office:value="0.16540493746458684" table:formula="of:=[.C15]/[.E2]" table:style-name="ce5">
            <text:p>16,54%</text:p>
          </table:table-cell>
          <table:table-cell table:style-name="ce1"/>
          <table:table-cell office:value-type="float" office:value="95.9" table:style-name="ce1">
            <text:p>95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Col4</text:p>
          </table:table-cell>
          <table:table-cell office:value-type="float" office:value="87.43" table:style-name="ce4">
            <text:p>87,43</text:p>
          </table:table-cell>
          <table:table-cell office:value-type="float" office:value="4497.4951389683174" table:formula="of:=[.B6]*2/[.B16]" table:style-name="ce2">
            <text:p>4 497,50</text:p>
          </table:table-cell>
          <table:table-cell office:value-type="percentage" office:value="0.21115000652433416" table:formula="of:=[.C16]/[.E2]" table:style-name="ce5">
            <text:p>21,12%</text:p>
          </table:table-cell>
          <table:table-cell table:style-name="ce1"/>
          <table:table-cell office:value-type="float" office:value="91.99" table:style-name="ce1">
            <text:p>91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adCol8</text:p>
          </table:table-cell>
          <table:table-cell office:value-type="float" office:value="87.95" table:style-name="ce4">
            <text:p>87,95</text:p>
          </table:table-cell>
          <table:table-cell office:value-type="float" office:value="4470.9039226833429" table:formula="of:=[.B6]*2/[.B17]" table:style-name="ce2">
            <text:p>4 470,90</text:p>
          </table:table-cell>
          <table:table-cell office:value-type="percentage" office:value="0.20990159261424146" table:formula="of:=[.C17]/[.E2]" table:style-name="ce5">
            <text:p>20,99%</text:p>
          </table:table-cell>
          <table:table-cell table:style-name="ce1"/>
          <table:table-cell office:value-type="float" office:value="107.46" table:style-name="ce1">
            <text:p>107,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Col16</text:p>
          </table:table-cell>
          <table:table-cell office:value-type="float" office:value="113.71" table:style-name="ce4">
            <text:p>113,71</text:p>
          </table:table-cell>
          <table:table-cell office:value-type="float" office:value="3458.059977134817" table:formula="of:=[.B6]*2/[.B18]" table:style-name="ce2">
            <text:p>3 458,06</text:p>
          </table:table-cell>
          <table:table-cell office:value-type="percentage" office:value="0.16235023366830126" table:formula="of:=[.C18]/[.E2]" table:style-name="ce5">
            <text:p>16,24%</text:p>
          </table:table-cell>
          <table:table-cell table:style-name="ce1"/>
          <table:table-cell office:value-type="float" office:value="102.503" table:style-name="ce1">
            <text:p>102,5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Row2x2</text:p>
          </table:table-cell>
          <table:table-cell office:value-type="float" office:value="47.13" table:style-name="ce4">
            <text:p>47,13</text:p>
          </table:table-cell>
          <table:table-cell office:value-type="float" office:value="8343.2208784213872" table:formula="of:=[.B6]*2/[.B19]" table:style-name="ce2">
            <text:p>8 343,22</text:p>
          </table:table-cell>
          <table:table-cell office:value-type="percentage" office:value="0.3917005107240088" table:formula="of:=[.C19]/[.E2]" table:style-name="ce5">
            <text:p>39,17%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Row4x4</text:p>
          </table:table-cell>
          <table:table-cell office:value-type="float" office:value="50.96" table:style-name="ce4">
            <text:p>50,96</text:p>
          </table:table-cell>
          <table:table-cell office:value-type="float" office:value="7716.1695447409729" table:formula="of:=[.B6]*2/[.B20]" table:style-name="ce2">
            <text:p>7 716,17</text:p>
          </table:table-cell>
          <table:table-cell office:value-type="percentage" office:value="0.3622614809737546" table:formula="of:=[.C20]/[.E2]" table:style-name="ce5">
            <text:p>36,23%</text:p>
          </table:table-cell>
          <table:table-cell table:style-name="ce1"/>
          <table:table-cell office:value-type="float" office:value="129.11000000000001" table:style-name="ce1">
            <text:p>129,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Row8x8</text:p>
          </table:table-cell>
          <table:table-cell office:value-type="float" office:value="77.2" table:style-name="ce4">
            <text:p>77,20</text:p>
          </table:table-cell>
          <table:table-cell office:value-type="float" office:value="5093.4715025906735" table:formula="of:=[.B6]*2/[.B21]" table:style-name="ce2">
            <text:p>5 093,47</text:p>
          </table:table-cell>
          <table:table-cell office:value-type="percentage" office:value="0.23913011749251989" table:formula="of:=[.C21]/[.E2]" table:style-name="ce5">
            <text:p>23,91%</text:p>
          </table:table-cell>
          <table:table-cell table:style-name="ce1"/>
          <table:table-cell office:value-type="float" office:value="966.60500000000002" table:style-name="ce1">
            <text:p>966,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Row16x16</text:p>
          </table:table-cell>
          <table:table-cell office:value-type="float" office:value="97.46" table:style-name="ce4">
            <text:p>97,46</text:p>
          </table:table-cell>
          <table:table-cell office:value-type="float" office:value="4034.6398522470759" table:formula="of:=[.B6]*2/[.B22]" table:style-name="ce2">
            <text:p>4 034,64</text:p>
          </table:table-cell>
          <table:table-cell office:value-type="percentage" office:value="0.18941971137310215" table:formula="of:=[.C22]/[.E2]" table:style-name="ce5">
            <text:p>18,94%</text:p>
          </table:table-cell>
          <table:table-cell table:style-name="ce1"/>
          <table:table-cell office:value-type="float" office:value="1695.08" table:style-name="ce1">
            <text:p>1695,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Col2x2</text:p>
          </table:table-cell>
          <table:table-cell office:value-type="float" office:value="124.55" table:style-name="ce4">
            <text:p>124,55</text:p>
          </table:table-cell>
          <table:table-cell office:value-type="float" office:value="3157.0935367322363" table:formula="of:=[.B6]*2/[.B23]" table:style-name="ce2">
            <text:p>3 157,09</text:p>
          </table:table-cell>
          <table:table-cell office:value-type="percentage" office:value="0.1482203538371942" table:formula="of:=[.C23]/[.E2]" table:style-name="ce5">
            <text:p>14,82%</text:p>
          </table:table-cell>
          <table:table-cell table:style-name="ce1"/>
          <table:table-cell office:value-type="float" office:value="159.21" table:style-name="ce1">
            <text:p>159,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Col4x4</text:p>
          </table:table-cell>
          <table:table-cell office:value-type="float" office:value="241.91" table:style-name="ce4">
            <text:p>241,91</text:p>
          </table:table-cell>
          <table:table-cell office:value-type="float" office:value="1625.4640155429706" table:formula="of:=[.B6]*2/[.B24]" table:style-name="ce2">
            <text:p>1 625,46</text:p>
          </table:table-cell>
          <table:table-cell office:value-type="percentage" office:value="7.6312864579482192E-2" table:formula="of:=[.C24]/[.E2]" table:style-name="ce5">
            <text:p>7,63%</text:p>
          </table:table-cell>
          <table:table-cell table:style-name="ce1"/>
          <table:table-cell office:value-type="float" office:value="226.25" table:style-name="ce1">
            <text:p>226,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Col8x8</text:p>
          </table:table-cell>
          <table:table-cell office:value-type="float" office:value="247.32" table:style-name="ce4">
            <text:p>247,32</text:p>
          </table:table-cell>
          <table:table-cell office:value-type="float" office:value="1589.9078117418728" table:formula="of:=[.B6]*2/[.B25]" table:style-name="ce2">
            <text:p>1 589,91</text:p>
          </table:table-cell>
          <table:table-cell office:value-type="percentage" office:value="7.4643559236707638E-2" table:formula="of:=[.C25]/[.E2]" table:style-name="ce5">
            <text:p>7,46%</text:p>
          </table:table-cell>
          <table:table-cell table:style-name="ce1"/>
          <table:table-cell office:value-type="float" office:value="253.19" table:style-name="ce1">
            <text:p>253,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dCol16x16</text:p>
          </table:table-cell>
          <table:table-cell office:value-type="float" office:value="261.45" table:style-name="ce4">
            <text:p>261,45</text:p>
          </table:table-cell>
          <table:table-cell office:value-type="float" office:value="1503.9816408491108" table:formula="of:=[.B6]*2/[.B26]" table:style-name="ce2">
            <text:p>1 503,98</text:p>
          </table:table-cell>
          <table:table-cell office:value-type="percentage" office:value="7.0609466706531024E-2" table:formula="of:=[.C26]/[.E2]" table:style-name="ce5">
            <text:p>7,06%</text:p>
          </table:table-cell>
          <table:table-cell table:style-name="ce1"/>
          <table:table-cell office:value-type="float" office:value="279.17" table:style-name="ce1">
            <text:p>279,17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oman</dc:creator>
    <meta:creation-date>2014-11-23T15:51:58Z</meta:creation-date>
    <dc:date>2014-11-25T21:51:31Z</dc:date>
    <meta:editing-cycles>3</meta:editing-cycles>
    <meta:editing-duration>PT1053S</meta:editing-duration>
  </office:meta>
</office:document-meta>
</file>